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load_text &lt;fileName&gt; &lt;contextID&gt;” instruction.</text:p>
      <text:p text:style-name="Standard">-Add “save_text &lt;fileName&gt; &lt;contextID&gt;” instruction.</text:p>
      <text:p text:style-name="Standard">-Maybe add selection rectangle to the mouse and change SelectedObject to a unique vector of pointers. It could be hard, but very rewarding.</text:p>
      <text:p text:style-name="Standard">-Connect primitives to cameras.</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p text:style-name="Standard">-Projects will be the another type of entity and it will just add new way of saving and loading entities.</text:p>
      <text:soft-page-break/>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soft-page-break/>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soft-page-break/>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05T00:43:00Z</dc:date>
    <meta:template xlink:href="Normal.dotm" xlink:type="simple"/>
    <meta:editing-cycles>752</meta:editing-cycles>
    <meta:editing-duration>PT1547460S</meta:editing-duration>
    <meta:document-statistic meta:page-count="6" meta:paragraph-count="26" meta:word-count="1999" meta:character-count="13372" meta:row-count="94" meta:non-whitespace-character-count="11399"/>
  </office:meta>
</office:document-meta>
</file>